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102cm" fo:margin-left="0.0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2.302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cm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2" style:family="table">
      <style:table-properties style:width="16.907cm" fo:margin-left="0.09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5.292cm"/>
    </style:style>
    <style:style style:name="Table2.C" style:family="table-column">
      <style:table-column-properties style:column-width="6.906cm"/>
    </style:style>
    <style:style style:name="Table2.1" style:family="table-row">
      <style:table-row-properties style:min-row-height="1.21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3" style:family="table">
      <style:table-properties style:width="16.933cm" fo:margin-left="0.09cm" table:align="left"/>
    </style:style>
    <style:style style:name="Table3.A" style:family="table-column">
      <style:table-column-properties style:column-width="10.001cm"/>
    </style:style>
    <style:style style:name="Table3.B" style:family="table-column">
      <style:table-column-properties style:column-width="6.932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6e34d" officeooo:paragraph-rsid="0016e34d"/>
    </style:style>
    <style:style style:name="P2" style:family="paragraph" style:parent-style-name="Table_20_Contents">
      <style:text-properties officeooo:rsid="0016e34d" officeooo:paragraph-rsid="0016e34d"/>
    </style:style>
    <style:style style:name="P3" style:family="paragraph" style:parent-style-name="Standard">
      <style:text-properties fo:font-weight="bold" officeooo:rsid="0016e34d" officeooo:paragraph-rsid="0016e34d" style:font-weight-asian="bold" style:font-weight-complex="bold"/>
    </style:style>
    <style:style style:name="P4" style:family="paragraph" style:parent-style-name="Standard">
      <style:text-properties fo:font-style="italic" fo:font-weight="normal" officeooo:rsid="0016e34d" officeooo:paragraph-rsid="0016e34d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fo:font-size="10pt" officeooo:rsid="0016e34d" officeooo:paragraph-rsid="0016e34d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cm" fo:margin-right="-0.101cm" fo:orphans="0" fo:widows="0" fo:text-indent="0cm" style:auto-text-indent="false" fo:background-color="transparent" text:number-lines="false" text:line-number="0"/>
      <style:text-properties fo:font-size="10pt" officeooo:rsid="0016e34d" officeooo:paragraph-rsid="0016e34d" style:font-size-asian="10pt" style:font-size-complex="10pt"/>
    </style:style>
    <style:style style:name="P7" style:family="paragraph" style:parent-style-name="Table_20_Contents">
      <style:text-properties fo:font-size="6pt" officeooo:rsid="0016e34d" officeooo:paragraph-rsid="0016e34d" style:font-size-asian="5.25pt" style:font-size-complex="6pt"/>
    </style:style>
    <style:style style:name="P8" style:family="paragraph" style:parent-style-name="Heading_20_3">
      <style:text-properties fo:font-size="12pt" style:font-size-asian="12pt" style:font-size-complex="12pt"/>
    </style:style>
    <style:style style:name="P9" style:family="paragraph" style:parent-style-name="Standard">
      <style:text-properties officeooo:rsid="0016e34d" officeooo:paragraph-rsid="0016e34d"/>
    </style:style>
    <style:style style:name="P10" style:family="paragraph" style:parent-style-name="Standard">
      <style:paragraph-properties fo:text-align="center" style:justify-single-word="false"/>
      <style:text-properties officeooo:rsid="0016e34d" officeooo:paragraph-rsid="001730de"/>
    </style:style>
    <style:style style:name="P11" style:family="paragraph" style:parent-style-name="Standard">
      <style:paragraph-properties fo:text-align="end" style:justify-single-word="false"/>
      <style:text-properties officeooo:rsid="0016e34d" officeooo:paragraph-rsid="001730de"/>
    </style:style>
    <style:style style:name="P12" style:family="paragraph" style:parent-style-name="Standard">
      <style:text-properties officeooo:rsid="001730de" officeooo:paragraph-rsid="001730de"/>
    </style:style>
    <style:style style:name="P13" style:family="paragraph" style:parent-style-name="Standard">
      <style:text-properties fo:font-size="8pt" fo:font-style="italic" fo:font-weight="normal" officeooo:rsid="0016e34d" officeooo:paragraph-rsid="0016e34d" style:font-size-asian="7pt" style:font-style-asian="italic" style:font-weight-asian="normal" style:font-size-complex="8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3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juntament de Maó </text:p>
      <text:p text:style-name="P13"/>
      <text:p text:style-name="P1"/>
      <text:p text:style-name="P3"><text:tab/><text:tab/><text:span text:style-name="T1">Instància Genèrica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h text:style-name="P8" text:outline-level="3">Dades Personals</text:h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DNI/Pass/Pas/T.R.</text:p>
            <text:p text:style-name="P5"/>
            <text:p text:style-name="P6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Nom I cognoms</text:p>
            <text:p text:style-name="P5"/>
            <text:p text:style-name="P5"/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>Domicili</text:p>
            <text:p text:style-name="P5"/>
            <text:p text:style-name="P5"/>
          </table:table-cell>
          <table:table-cell table:style-name="Table1.A4" office:value-type="string">
            <text:p text:style-name="P5">Num. pis</text:p>
          </table:table-cell>
          <table:table-cell table:style-name="Table1.A2" office:value-type="string">
            <text:p text:style-name="P5">Num. port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elèfon</text:p>
            <text:p text:style-name="P5"/>
          </table:table-cell>
          <table:table-cell table:style-name="Table2.A1" office:value-type="string">
            <text:p text:style-name="P5">Correu Electrònic</text:p>
            <text:p text:style-name="P5"/>
          </table:table-cell>
          <table:table-cell table:style-name="Table2.C1" office:value-type="string">
            <text:p text:style-name="P5">Num. d’expedient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En Representació</text:p>
            <text:p text:style-name="P5"/>
            <text:p text:style-name="P7"/>
          </table:table-cell>
          <table:table-cell table:style-name="Table3.B1" office:value-type="string">
            <text:p text:style-name="P5">DNI/NIF/Pass/Pas./T.R.</text:p>
            <text:p text:style-name="P5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EXPOSICIÓ DE FETS I RAON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PETICIÓ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DOCUMENTS APORTAT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2">________________________________________________________________________________</text:p>
      <text:p text:style-name="P1"/>
      <text:p text:style-name="P1"/>
      <text:p text:style-name="P10"><text:span text:style-name="T2"><text:tab/>Firma <text:s text:c="63"/>dia,</text:span>_______<text:span text:style-name="T2">_de</text:span>___<text:span text:style-name="T2">_______del any________.</text:span></text:p>
      <text:p text:style-name="P1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3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currency-style style:name="N10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1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05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8:55:46.753697764</meta:creation-date>
    <dc:date>2022-11-28T18:37:43.080772114</dc:date>
    <meta:editing-duration>PT45M33S</meta:editing-duration>
    <meta:editing-cycles>2</meta:editing-cycles>
    <meta:generator>LibreOffice/7.4.2.3$Linux_X86_64 LibreOffice_project/40$Build-3</meta:generator>
    <meta:document-statistic meta:table-count="6" meta:image-count="0" meta:object-count="0" meta:page-count="1" meta:paragraph-count="18" meta:word-count="36" meta:character-count="428" meta:non-whitespace-character-count="342"/>
  </office:meta>
</office:document-meta>
</file>